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1a7ecb" officeooo:paragraph-rsid="001a7ecb"/>
    </style:style>
    <style:style style:name="P4" style:family="paragraph" style:parent-style-name="Text_20_body">
      <style:text-properties officeooo:rsid="002ff197" officeooo:paragraph-rsid="002ff197"/>
    </style:style>
    <style:style style:name="P5" style:family="paragraph" style:parent-style-name="Text_20_body">
      <style:text-properties officeooo:rsid="0030f677" officeooo:paragraph-rsid="0030f677"/>
    </style:style>
    <style:style style:name="P6" style:family="paragraph" style:parent-style-name="Text_20_body">
      <style:text-properties officeooo:rsid="0031e921" officeooo:paragraph-rsid="0031e921"/>
    </style:style>
    <style:style style:name="P7" style:family="paragraph" style:parent-style-name="Text_20_body">
      <style:text-properties officeooo:rsid="002e2f0c" officeooo:paragraph-rsid="002e2f0c"/>
    </style:style>
    <style:style style:name="P8" style:family="paragraph" style:parent-style-name="Text_20_body">
      <style:text-properties officeooo:rsid="00326cdb" officeooo:paragraph-rsid="00326cdb"/>
    </style:style>
    <style:style style:name="P9" style:family="paragraph" style:parent-style-name="Explicación">
      <style:text-properties officeooo:paragraph-rsid="002ce02b"/>
    </style:style>
    <style:style style:name="P10" style:family="paragraph" style:parent-style-name="Text_20_body">
      <style:text-properties officeooo:rsid="001cbe53" officeooo:paragraph-rsid="00326cdb"/>
    </style:style>
    <style:style style:name="P11"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26cdb"/>
    </style:style>
    <style:style style:name="P12" style:family="paragraph" style:parent-style-name="Text_20_body">
      <style:text-properties officeooo:rsid="00334381" officeooo:paragraph-rsid="00334381"/>
    </style:style>
    <style:style style:name="P13" style:family="paragraph" style:parent-style-name="Text_20_body">
      <style:text-properties officeooo:paragraph-rsid="00340981"/>
    </style:style>
    <style:style style:name="P14" style:family="paragraph" style:parent-style-name="Text_20_body">
      <style:text-properties officeooo:paragraph-rsid="0038560a"/>
    </style:style>
    <style:style style:name="P15" style:family="paragraph" style:parent-style-name="Text_20_body">
      <style:text-properties officeooo:paragraph-rsid="0034da45"/>
    </style:style>
    <style:style style:name="P16" style:family="paragraph" style:parent-style-name="Text_20_body">
      <style:text-properties officeooo:rsid="001a7ecb" officeooo:paragraph-rsid="00326cdb"/>
    </style:style>
    <style:style style:name="P17" style:family="paragraph" style:parent-style-name="Text_20_body">
      <style:text-properties officeooo:rsid="00099e0f" officeooo:paragraph-rsid="000669c3"/>
    </style:style>
    <style:style style:name="P18" style:family="paragraph" style:parent-style-name="Text_20_body">
      <style:text-properties officeooo:rsid="00099e0f" officeooo:paragraph-rsid="00099e0f"/>
    </style:style>
    <style:style style:name="P19" style:family="paragraph" style:parent-style-name="Text_20_body" style:list-style-name="L1">
      <style:text-properties officeooo:rsid="00398996" officeooo:paragraph-rsid="00398996"/>
    </style:style>
    <style:style style:name="P20" style:family="paragraph" style:parent-style-name="Text_20_body" style:list-style-name="L1">
      <style:text-properties officeooo:rsid="000ac7f6" officeooo:paragraph-rsid="000ac7f6"/>
    </style:style>
    <style:style style:name="P21" style:family="paragraph" style:parent-style-name="Text_20_body" style:list-style-name="L1">
      <style:text-properties officeooo:rsid="000ac7f6" officeooo:paragraph-rsid="00398996"/>
    </style:style>
    <style:style style:name="P22" style:family="paragraph" style:parent-style-name="Explicación">
      <style:text-properties officeooo:paragraph-rsid="001e0975"/>
    </style:style>
    <style:style style:name="P23" style:family="paragraph" style:parent-style-name="Text_20_body">
      <style:text-properties officeooo:rsid="001cbe53" officeooo:paragraph-rsid="00398996"/>
    </style:style>
    <style:style style:name="P24"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98996"/>
    </style:style>
    <style:style style:name="P25" style:family="paragraph" style:parent-style-name="Text_20_body">
      <style:text-properties officeooo:rsid="003b837f" officeooo:paragraph-rsid="003b837f"/>
    </style:style>
    <style:style style:name="P26" style:family="paragraph" style:parent-style-name="Text_20_body">
      <style:text-properties fo:font-weight="bold" officeooo:rsid="000dd20f" officeooo:paragraph-rsid="000dd20f" style:font-weight-asian="bold" style:font-weight-complex="bold"/>
    </style:style>
    <style:style style:name="P27" style:family="paragraph" style:parent-style-name="Text_20_body">
      <style:text-properties officeooo:paragraph-rsid="003b837f"/>
    </style:style>
    <style:style style:name="P28" style:family="paragraph" style:parent-style-name="Text_20_body">
      <style:text-properties officeooo:paragraph-rsid="003cfb0e"/>
    </style:style>
    <style:style style:name="P29" style:family="paragraph" style:parent-style-name="Text_20_body">
      <style:text-properties officeooo:paragraph-rsid="003dab9a"/>
    </style:style>
    <style:style style:name="P30" style:family="paragraph" style:parent-style-name="Text_20_body">
      <style:text-properties officeooo:rsid="003dab9a" officeooo:paragraph-rsid="003dab9a"/>
    </style:style>
    <style:style style:name="P31" style:family="paragraph" style:parent-style-name="Text_20_body">
      <style:text-properties officeooo:paragraph-rsid="003e68fa"/>
    </style:style>
    <style:style style:name="P32" style:family="paragraph" style:parent-style-name="Text_20_body">
      <style:text-properties officeooo:rsid="00099e0f" officeooo:paragraph-rsid="000dd20f"/>
    </style:style>
    <style:style style:name="P33" style:family="paragraph" style:parent-style-name="Text_20_body">
      <style:text-properties officeooo:rsid="000dd20f" officeooo:paragraph-rsid="000dd20f"/>
    </style:style>
    <style:style style:name="P34" style:family="paragraph" style:parent-style-name="Text_20_body">
      <style:text-properties officeooo:rsid="00177113" officeooo:paragraph-rsid="002365f3"/>
    </style:style>
    <style:style style:name="P35" style:family="paragraph" style:parent-style-name="Text_20_body">
      <style:text-properties officeooo:rsid="003e68fa" officeooo:paragraph-rsid="003e68fa"/>
    </style:style>
    <style:style style:name="P36" style:family="paragraph" style:parent-style-name="Text_20_body">
      <style:text-properties officeooo:paragraph-rsid="003ed6ca"/>
    </style:style>
    <style:style style:name="P37" style:family="paragraph" style:parent-style-name="Text_20_body">
      <style:text-properties officeooo:rsid="003ed6ca" officeooo:paragraph-rsid="003ed6ca"/>
    </style:style>
    <style:style style:name="P38" style:family="paragraph" style:parent-style-name="Text_20_body">
      <style:text-properties officeooo:rsid="003dab9a" officeooo:paragraph-rsid="003ed6ca"/>
    </style:style>
    <style:style style:name="P39" style:family="paragraph" style:parent-style-name="Text_20_body">
      <style:text-properties officeooo:rsid="003fa140" officeooo:paragraph-rsid="003fa140"/>
    </style:style>
    <style:style style:name="P40" style:family="paragraph" style:parent-style-name="Text_20_body">
      <style:paragraph-properties fo:break-before="page"/>
      <style:text-properties officeooo:rsid="003fa140" officeooo:paragraph-rsid="003fa140"/>
    </style:style>
    <style:style style:name="P41" style:family="paragraph" style:parent-style-name="Text_20_body">
      <style:text-properties officeooo:paragraph-rsid="003fd185"/>
    </style:style>
    <style:style style:name="P42" style:family="paragraph" style:parent-style-name="Text_20_body">
      <style:text-properties officeooo:rsid="003ed6ca" officeooo:paragraph-rsid="003fd185"/>
    </style:style>
    <style:style style:name="P43" style:family="paragraph" style:parent-style-name="Text_20_body">
      <style:text-properties officeooo:rsid="003dab9a" officeooo:paragraph-rsid="003fd185"/>
    </style:style>
    <style:style style:name="T1" style:family="text">
      <style:text-properties officeooo:rsid="00326cdb"/>
    </style:style>
    <style:style style:name="T2" style:family="text">
      <style:text-properties officeooo:rsid="000bb69b"/>
    </style:style>
    <style:style style:name="T3" style:family="text">
      <style:text-properties officeooo:rsid="001d2e85"/>
    </style:style>
    <style:style style:name="T4" style:family="text">
      <style:text-properties officeooo:rsid="001a7ecb"/>
    </style:style>
    <style:style style:name="T5" style:family="text">
      <style:text-properties officeooo:rsid="00340981"/>
    </style:style>
    <style:style style:name="T6" style:family="text">
      <style:text-properties officeooo:rsid="00334381"/>
    </style:style>
    <style:style style:name="T7" style:family="text">
      <style:text-properties officeooo:rsid="00367341"/>
    </style:style>
    <style:style style:name="T8" style:family="text">
      <style:text-properties officeooo:rsid="0034da45"/>
    </style:style>
    <style:style style:name="T9" style:family="text">
      <style:text-properties officeooo:rsid="0038560a"/>
    </style:style>
    <style:style style:name="T10" style:family="text">
      <style:text-properties officeooo:rsid="0029b40e"/>
    </style:style>
    <style:style style:name="T11" style:family="text">
      <style:text-properties officeooo:rsid="00398996"/>
    </style:style>
    <style:style style:name="T12" style:family="text">
      <style:text-properties style:text-underline-style="solid" style:text-underline-width="auto" style:text-underline-color="font-color" fo:font-weight="bold" officeooo:rsid="001a7ecb"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273134"/>
    </style:style>
    <style:style style:name="T15" style:family="text">
      <style:text-properties officeooo:rsid="000dd20f"/>
    </style:style>
    <style:style style:name="T16" style:family="text">
      <style:text-properties officeooo:rsid="002809d7"/>
    </style:style>
    <style:style style:name="T17" style:family="text">
      <style:text-properties officeooo:rsid="003b837f"/>
    </style:style>
    <style:style style:name="T18" style:family="text">
      <style:text-properties style:text-underline-style="solid" style:text-underline-width="auto" style:text-underline-color="font-color" fo:font-weight="bold" officeooo:rsid="00334381" style:font-weight-asian="bold" style:font-weight-complex="bold"/>
    </style:style>
    <style:style style:name="T19" style:family="text">
      <style:text-properties style:text-underline-style="solid" style:text-underline-width="auto" style:text-underline-color="font-color" fo:font-weight="bold" officeooo:rsid="0034da45" style:font-weight-asian="bold" style:font-weight-complex="bold"/>
    </style:style>
    <style:style style:name="T20" style:family="text">
      <style:text-properties style:text-underline-style="solid" style:text-underline-width="auto" style:text-underline-color="font-color" fo:font-weight="bold" officeooo:rsid="003cfb0e" style:font-weight-asian="bold" style:font-weight-complex="bold"/>
    </style:style>
    <style:style style:name="T21" style:family="text">
      <style:text-properties officeooo:rsid="003dab9a"/>
    </style:style>
    <style:style style:name="T22" style:family="text">
      <style:text-properties style:text-underline-style="solid" style:text-underline-width="auto" style:text-underline-color="font-color" fo:font-weight="bold" officeooo:rsid="003dab9a" style:font-weight-asian="bold" style:font-weight-complex="bold"/>
    </style:style>
    <style:style style:name="T23" style:family="text">
      <style:text-properties style:text-underline-style="none" fo:font-weight="normal" officeooo:rsid="003dab9a" style:font-weight-asian="normal" style:font-weight-complex="normal"/>
    </style:style>
    <style:style style:name="T24" style:family="text">
      <style:text-properties style:text-underline-style="solid" style:text-underline-width="auto" style:text-underline-color="font-color" fo:font-weight="bold" officeooo:rsid="003e68fa" style:font-weight-asian="bold" style:font-weight-complex="bold"/>
    </style:style>
    <style:style style:name="T25" style:family="text">
      <style:text-properties style:text-underline-style="none" fo:font-weight="normal" officeooo:rsid="003e68fa" style:font-weight-asian="normal" style:font-weight-complex="normal"/>
    </style:style>
    <style:style style:name="T26" style:family="text">
      <style:text-properties officeooo:rsid="003e68fa"/>
    </style:style>
    <style:style style:name="T27" style:family="text">
      <style:text-properties style:text-underline-style="solid" style:text-underline-width="auto" style:text-underline-color="font-color" fo:font-weight="bold" officeooo:rsid="0038560a" style:font-weight-asian="bold" style:font-weight-complex="bold"/>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fo:font-weight="bold" officeooo:rsid="00340981" style:font-weight-asian="bold" style:font-weight-complex="bold"/>
    </style:style>
    <style:style style:name="T30" style:family="text">
      <style:text-properties officeooo:rsid="00177113"/>
    </style:style>
    <style:style style:name="T31" style:family="text">
      <style:text-properties officeooo:rsid="0021ac3f"/>
    </style:style>
    <style:style style:name="T32" style:family="text">
      <style:text-properties officeooo:rsid="00418b0b"/>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0 -ACCIDENTES DE TRÁFICO<text:bookmark-end text:name="__RefHeading___Toc1_3888555425"/></text:h>
      <text:p text:style-name="P2">Dada las siguientes relaciones que recogen información de los vehículos implicados en los accidentes y los testigos de estos accidentes</text:p>
      <text:p text:style-name="P2"/>
      <text:p text:style-name="P2">ACCIDENTE(idVehículo,matricula,modelo,color,dni_conductor, nombre_c,telefono_c,aseguradora, telefono_aseguradora, id_accidente, lugar, fecha, hora, daños, dni_propietario, telefono_propietario, nombre_propietario, id_policía, dni-policia, numeroplaca, teléfono_policía, parte)</text:p>
      <text:p text:style-name="P2"/>
      <text:p text:style-name="P2">TESTIGO-ACCIDENTE(id_accidente, dni_testigo, nombre_testigo, telefono_testigo, fechaNacimiento)</text:p>
      <text:p text:style-name="P2"/>
      <text:p text:style-name="P2">Teniendo en cuenta</text:p>
      <text:p text:style-name="P2"/>
      <text:p text:style-name="P2">-En un accidente pueden verse involucrados varios coches. Se guarda el conductor del vehiculo y los daños ocasionados a este.</text:p>
      <text:p text:style-name="P2"/>
      <text:p text:style-name="P2">-Un vehículo solo está asegurado por una aseguradora pero está puede tener asegurado a varios vehículos. Un vehículo solo tiene un propietario.</text:p>
      <text:p text:style-name="P2"/>
      <text:p text:style-name="P2">-Un vehículo puede verse involucrado en varios accidentes. </text:p>
      <text:p text:style-name="P2"/>
      <text:p text:style-name="P2">-Por cada accidente se emite un parte por un policía y puede haber varios testigos.</text:p>
      <text:p text:style-name="P3"/>
      <text:p text:style-name="P3"/>
      <text:h text:style-name="Heading_20_2" text:outline-level="2">Problemas de inserción:</text:h>
      <text:p text:style-name="P4">No puedes registrar accidentes de vehículos que no tengas aseguradora </text:p>
      <text:p text:style-name="P5">No puedes registrar accidentes sin testigos</text:p>
      <text:p text:style-name="P5">No puedes registrar accidentes que no hayan sido por coches (motos...)</text:p>
      <text:h text:style-name="Heading_20_2" text:outline-level="2">Problemas de actualización:</text:h>
      <text:p text:style-name="P5">Cada vez que se cambien los datos de un policía como su numero de placa esté no se mirara reflejado en todas las filas.</text:p>
      <text:p text:style-name="P6">Si hay que modificar los cambios de un conductor y esté tuvo varios accidentes puede ser que haya información errónea , <text:span text:style-name="T1">lo mismo con testigos.</text:span></text:p>
      <text:p text:style-name="P7"><text:soft-page-break/></text:p>
      <text:h text:style-name="Heading_20_2" text:outline-level="2">Problemas de borrado: </text:h>
      <text:p text:style-name="P8">Si se borran alguna fila donde solo haya participado un agente , testigo o vehículo perderás está información </text:p>
      <text:p text:style-name="P8">Si borras una aseguradora que solo hay tenido un accidente perderás los datos del mismo. </text:p>
      <text:p text:style-name="P7"/>
      <text:h text:style-name="Heading_20_2" text:outline-level="2"><text:bookmark-start text:name="__RefHeading___Toc120_4159016690"/><text:span text:style-name="T2">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3">A, B → C , D <text:s/>= Total</text:span></text:p>
        <text:p text:style-name="Explicación"><text:tab/><text:span text:style-name="T3">B → D = Parcial</text:span></text:p>
        <text:p text:style-name="Explicación"><text:tab/><text:span text:style-name="T3">x → y </text:span></text:p>
        <text:p text:style-name="P9"><text:tab/><text:span text:style-name="T3">y → Z = Transitiva </text:span></text:p>
      </text:section>
      <text:p text:style-name="P10"><text:span text:style-name="T4">ACCIDENTE(idVehículo,matricula,modelo,color,dni_conductor, nombre_c,telefono_c,aseguradora, telefono</text:span><text:span text:style-name="T5">A</text:span><text:span text:style-name="T4">seguradora, id_accidente, lugar, fecha, hora, daños, dni_propietario, telefono_propietario, nombre_propietario, id_policía, dni-policia, numeroplaca, teléfono_policía, parte)</text:span></text:p>
      <text:p text:style-name="P11"/>
      <text:p text:style-name="P11">TESTIGO-ACCIDENTE(id_accidente, dni_testigo, nombre_testigo, telefono_testigo, fechaNacimiento)</text:p>
      <text:p text:style-name="P11"/>
      <text:p text:style-name="P12"><text:s/></text:p>
      <text:p text:style-name="P13"><text:span text:style-name="T6">idVehículo </text:span>→<text:span text:style-name="T7">matrícula , </text:span><text:span text:style-name="T6">modelo , color, dniConductor, nombreConductor , telefonoConductor, </text:span><text:span text:style-name="T5">aseguradora , <text:s/></text:span><text:span text:style-name="T4">telefono</text:span><text:span text:style-name="T5">A</text:span><text:span text:style-name="T4">seguradora</text:span></text:p>
      <text:p text:style-name="P14"><text:span text:style-name="T8">idAccidente </text:span><text:span text:style-name="T5">→ </text:span><text:span text:style-name="T9">todo lo anterior + </text:span><text:span text:style-name="T8">lugar , fecha , hora , daños, </text:span><text:span text:style-name="T7">parte</text:span></text:p>
      <text:p text:style-name="P15"><text:span text:style-name="T8">dniPropietario </text:span><text:span text:style-name="T5">→ <text:s/></text:span><text:span text:style-name="T8">telefono , nombre</text:span></text:p>
      <text:p text:style-name="P15"><text:span text:style-name="T8">idPolicia </text:span><text:span text:style-name="T5">→ </text:span><text:span text:style-name="T8">dni , numeroPlaca , telefono</text:span><text:span text:style-name="T5"> </text:span></text:p>
      <text:p text:style-name="P14"><text:span text:style-name="T9">dniTestigo </text:span>→ <text:span text:style-name="T9">nombre, telefono , fechaNacimiento</text:span></text:p>
      <text:p text:style-name="P15"/>
      <text:p text:style-name="P15"/>
      <text:p text:style-name="P15"/>
      <text:p text:style-name="P16"/>
      <text:p text:style-name="P17"/>
      <text:p text:style-name="P18"/>
      <text:h text:style-name="Heading_20_2" text:outline-level="2"><text:bookmark-start text:name="__RefHeading___Toc122_4159016690"/><text:soft-page-break/><text:span text:style-name="T2">2.1 </text:span>Identificación de claves candidatas<text:bookmark-end text:name="__RefHeading___Toc122_4159016690"/></text:h>
      <text:p text:style-name="Explicación">¿Que son las claves candidatas? Claves primarias y alternativas <text:span text:style-name="T10">que te den el resultado de todos los atributos</text:span></text:p>
      <text:list text:style-name="L1">
        <text:list-header>
          <text:p text:style-name="P19">TABLA ACCIDETE</text:p>
        </text:list-header>
        <text:list-item>
          <text:p text:style-name="P20">Claves primarias : <text:span text:style-name="T11">idAccidente</text:span></text:p>
        </text:list-item>
        <text:list-item>
          <text:p text:style-name="P20">Claves alternativas : </text:p>
          <text:p text:style-name="P19">TABLA TESTIGO-ACCIDENTE</text:p>
        </text:list-item>
        <text:list-item>
          <text:p text:style-name="P21">Claves primarias : <text:span text:style-name="T11">idAccidente , dniTestigo</text:span></text:p>
        </text:list-item>
        <text:list-item>
          <text:p text:style-name="P21">Claves alternativas : </text:p>
        </text:list-item>
      </text:list>
      <text:h text:style-name="Heading_20_2" text:outline-level="2"><text:bookmark-start text:name="__RefHeading___Toc124_4159016690"/><text:span text:style-name="T2">2.2 </text:span>Identificación atributos primos y no primos<text:bookmark-end text:name="__RefHeading___Toc124_4159016690"/></text:h>
      <text:p text:style-name="P22">Los atributos primos son los atributos que son alguna clave pero los no primos son los que pertenecen a una clave pero no lo son . </text:p>
      <text:p text:style-name="P3">DESGLOSE</text:p>
      <text:p text:style-name="P23"><text:span text:style-name="T4">ACCIDENTE(idVehículo,matricula,modelo,color,dni_conductor, nombre_c,telefono_c,aseguradora, telefono</text:span><text:span text:style-name="T5">A</text:span><text:span text:style-name="T4">seguradora, </text:span><text:span text:style-name="T12">id_accidente</text:span><text:span text:style-name="T4">, lugar, fecha, hora, daños, dni_propietario, telefono_propietario, nombre_propietario, id_policía, dni-policia, numeroplaca, teléfono_policía, parte)</text:span></text:p>
      <text:p text:style-name="P24"/>
      <text:p text:style-name="P24">TESTIGO-ACCIDENTE(i<text:span text:style-name="T13">d_accidente, dni_testigo</text:span>, nombre_testigo, telefono_testigo, fechaNacimiento)</text:p>
      <text:h text:style-name="Heading_20_2" text:outline-level="2"><text:bookmark-start text:name="__RefHeading___Toc126_4159016690"/><text:span text:style-name="T2">3.1 </text:span>Proceso de normalización 1FN<text:bookmark-end text:name="__RefHeading___Toc126_4159016690"/></text:h>
      <text:p text:style-name="Explicación">Lo que se busca en este proceso es que no haya atributos multivalorados, <text:span text:style-name="T14">tenemos varias opciones: </text:span></text:p>
      <text:p text:style-name="Explicación"><text:tab/><text:span text:style-name="T14">1.Pasar la multivalorada como clave para que así solo haya uno pero se tendrían que repetir las filas con todos los datos por cada valor del multivalorado por lo que existiría la redundancia de datos</text:span></text:p>
      <text:p text:style-name="P25">Todas son áto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5">o sea que los atributos no primos que no dependan de todas las claves hay que separarlos . </text:span></text:p>
      <text:p text:style-name="Explicación">Cuando se descompone se pasa el atributo como clave foránea <text:s/>+ clave candidata primaria</text:p>
      <text:p text:style-name="P26">Dependencias parciales / <text:span text:style-name="T16">Justificación: </text:span></text:p>
      <text:p text:style-name="P27"><text:span text:style-name="T17">Vehículo(</text:span><text:span text:style-name="T18">idVehículo</text:span><text:span text:style-name="T6"> , </text:span><text:span text:style-name="T7">matrícula , </text:span><text:span text:style-name="T6">modelo , color, dniConductor, nombreConductor , telefonoConductor, </text:span><text:span text:style-name="T5">aseguradora , <text:s/></text:span><text:span text:style-name="T4">telefono</text:span><text:span text:style-name="T5">A</text:span><text:span text:style-name="T4">seguradora</text:span><text:span text:style-name="T17">)</text:span><text:span text:style-name="T6"> </text:span></text:p>
      <text:p text:style-name="P28"><text:span text:style-name="T17">Accidente(</text:span><text:span text:style-name="T19">idAccidente , </text:span><text:span text:style-name="T20">idVehículo ,</text:span><text:span text:style-name="T8">lugar , fecha , hora , daños, </text:span><text:span text:style-name="T7">parte</text:span><text:span text:style-name="T17">)</text:span><text:span text:style-name="T8"> </text:span></text:p>
      <text:p text:style-name="P29"><text:span text:style-name="T21">Propietario(</text:span><text:span text:style-name="T22">dniPropietario</text:span><text:span text:style-name="T23">, teléfono , nombre</text:span><text:span text:style-name="T21">)</text:span><text:span text:style-name="T5"> </text:span></text:p>
      <text:p text:style-name="P30">Policia(<text:span text:style-name="T24">idPolicia</text:span><text:span text:style-name="T25">, dni , numeroPlaca, telefono</text:span>)</text:p>
      <text:p text:style-name="P31"><text:soft-page-break/><text:span text:style-name="T26">Testigo(</text:span><text:span text:style-name="T27">dniTestigo</text:span><text:span text:style-name="T9"> , nombre, telefono , fechaNacimiento</text:span><text:span text:style-name="T26">)</text:span><text:span text:style-name="T9"> </text:span></text:p>
      <text:p text:style-name="P32"/>
      <text:p text:style-name="P33"><text:span text:style-name="T28">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34"/>
      <text:p text:style-name="P35">Vehículo no está en 3FN :</text:p>
      <text:p text:style-name="P36"><text:span text:style-name="T17">Vehículo(</text:span><text:span text:style-name="T18">idVehículo</text:span><text:span text:style-name="T6"> , </text:span><text:span text:style-name="T7">matrícula , </text:span><text:span text:style-name="T6">modelo , color,,</text:span><text:span text:style-name="T17">)</text:span><text:span text:style-name="T6"> </text:span></text:p>
      <text:p text:style-name="P37">Conductor(<text:span text:style-name="T18">dniConductor</text:span><text:span text:style-name="T6">, nombreConductor , telefonoConductor</text:span>)</text:p>
      <text:p text:style-name="P37">Aseguradora(<text:span text:style-name="T29">aseguradora</text:span><text:span text:style-name="T5"> , <text:s/></text:span><text:span text:style-name="T4">telefono</text:span><text:span text:style-name="T5">A</text:span><text:span text:style-name="T4">seguradora</text:span>)</text:p>
      <text:p text:style-name="P37"/>
      <text:p text:style-name="P37">Las demás si estan en 3FN </text:p>
      <text:p text:style-name="P36"><text:span text:style-name="T17">Vehículo(</text:span><text:span text:style-name="T18">idVehículo</text:span><text:span text:style-name="T6"> , </text:span><text:span text:style-name="T7">matrícula , </text:span><text:span text:style-name="T6">modelo , color</text:span><text:span text:style-name="T17">)</text:span><text:span text:style-name="T6"> </text:span></text:p>
      <text:p text:style-name="P37">Conductor(<text:span text:style-name="T18">dniConductor</text:span><text:span text:style-name="T6">, nombreConductor , telefonoConductor</text:span>)</text:p>
      <text:p text:style-name="P37">Aseguradora(<text:span text:style-name="T29">aseguradora</text:span><text:span text:style-name="T5"> , <text:s/></text:span><text:span text:style-name="T4">telefono</text:span><text:span text:style-name="T5">A</text:span><text:span text:style-name="T4">seguradora</text:span>)</text:p>
      <text:p text:style-name="P36"><text:span text:style-name="T17">Accidente(</text:span><text:span text:style-name="T19">idAccidente , </text:span><text:span text:style-name="T20">idVehículo ,</text:span><text:span text:style-name="T8">lugar , fecha , hora , daños, </text:span><text:span text:style-name="T7">parte</text:span><text:span text:style-name="T17">)</text:span><text:span text:style-name="T8"> </text:span></text:p>
      <text:p text:style-name="P36"><text:span text:style-name="T21">Propietario(</text:span><text:span text:style-name="T22">dniPropietario</text:span><text:span text:style-name="T23">, teléfono , nombre</text:span><text:span text:style-name="T21">)</text:span><text:span text:style-name="T5"> </text:span></text:p>
      <text:p text:style-name="P38">Policia(<text:span text:style-name="T24">idPolicia</text:span><text:span text:style-name="T25">, dni , numeroPlaca, teléfono</text:span>)</text:p>
      <text:p text:style-name="P36">Testigo(<text:span text:style-name="T27">dniTestigo</text:span><text:span text:style-name="T9"> , nombre, telefono , fechaNacimiento</text:span>)<text:span text:style-name="T9"> </text:span></text:p>
      <text:h text:style-name="Heading_20_2" text:outline-level="2"><text:span text:style-name="T30"><text:s/></text:span><text:span text:style-name="T31"><text:s/></text:span><text:span text:style-name="T32">3.4 Proceso de normalización </text:span>FNBC</text:h>
      <text:p text:style-name="P39">Pienso que ya están en FNBC</text:p>
      <text:p text:style-name="P39"/>
      <text:p text:style-name="P39"/>
      <text:p text:style-name="P40"/>
      <text:p text:style-name="P41"><text:span text:style-name="T17">Vehículo(</text:span><text:span text:style-name="T18">idVehículo</text:span><text:span text:style-name="T6"> , </text:span><text:span text:style-name="T7">matrícula , </text:span><text:span text:style-name="T6">modelo , color</text:span><text:span text:style-name="T17">)</text:span><text:span text:style-name="T6"> </text:span></text:p>
      <text:p text:style-name="P41"/>
      <text:p text:style-name="P42">Conductor(<text:span text:style-name="T18">dniConductor</text:span><text:span text:style-name="T6">, nombreConductor , telefonoConductor</text:span>)</text:p>
      <text:p text:style-name="P42"/>
      <text:p text:style-name="P42">Aseguradora(<text:span text:style-name="T29">aseguradora</text:span><text:span text:style-name="T5"> , <text:s/></text:span><text:span text:style-name="T4">telefono</text:span><text:span text:style-name="T5">A</text:span><text:span text:style-name="T4">seguradora</text:span>)</text:p>
      <text:p text:style-name="P42"/>
      <text:p text:style-name="P41"><text:span text:style-name="T17">Accidente(</text:span><text:span text:style-name="T19">idAccidente , </text:span><text:span text:style-name="T20">idVehículo ,</text:span><text:span text:style-name="T8">lugar , fecha , hora , daños, </text:span><text:span text:style-name="T7">parte</text:span><text:span text:style-name="T17">)</text:span><text:span text:style-name="T8"> </text:span></text:p>
      <text:p text:style-name="P41"/>
      <text:p text:style-name="P41"><text:span text:style-name="T21">Propietario(</text:span><text:span text:style-name="T22">dniPropietario</text:span><text:span text:style-name="T23">, teléfono , nombre</text:span><text:span text:style-name="T21">)</text:span><text:span text:style-name="T5"> </text:span></text:p>
      <text:p text:style-name="P41"/>
      <text:p text:style-name="P43">Policia(<text:span text:style-name="T24">idPolicia</text:span><text:span text:style-name="T25">, dni , numeroPlaca, teléfono</text:span>)</text:p>
      <text:p text:style-name="P43"/>
      <text:p text:style-name="P41">Testigo(<text:span text:style-name="T27">dniTestigo</text:span><text:span text:style-name="T9"> , nombre, telefono , fechaNacimiento</text:span>)<text:span text:style-name="T9">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3T00:57:32.249000000</dc:date>
    <meta:editing-duration>PT4H14M24S</meta:editing-duration>
    <meta:editing-cycles>42</meta:editing-cycles>
    <meta:generator>LibreOffice/24.8.4.2$Windows_X86_64 LibreOffice_project/bb3cfa12c7b1bf994ecc5649a80400d06cd71002</meta:generator>
    <meta:document-statistic meta:table-count="0" meta:image-count="0" meta:object-count="0" meta:page-count="5" meta:paragraph-count="85" meta:word-count="761" meta:character-count="5771" meta:non-whitespace-character-count="5054"/>
  </office:meta>
</office:document-meta>
</file>